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fo:color="#ff6600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19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20" office:value-type="string">
            <text:p>&lt;creche(2)&gt;</text:p>
          </table:table-cell>
          <table:table-cell table:style-name="ce22" office:value-type="string">
            <text:p>&lt;creche(3)&gt;</text:p>
          </table:table-cell>
          <table:table-cell table:style-name="ce22" office:value-type="string">
            <text:p>&lt;creche(4)&gt;</text:p>
          </table:table-cell>
          <table:table-cell table:style-name="ce22" office:value-type="string">
            <text:p>&lt;creche(5)&gt;</text:p>
          </table:table-cell>
          <table:table-cell table:style-name="ce22" office:value-type="string">
            <text:p>&lt;creche(6)&gt;</text:p>
          </table:table-cell>
          <table:table-cell table:style-name="ce22" office:value-type="string">
            <text:p>&lt;creche(7)&gt;</text:p>
          </table:table-cell>
          <table:table-cell table:style-name="ce22" office:value-type="string">
            <text:p>&lt;creche(8)&gt;</text:p>
          </table:table-cell>
          <table:table-cell table:style-name="ce22" office:value-type="string">
            <text:p>&lt;creche(9)&gt;</text:p>
          </table:table-cell>
          <table:table-cell table:style-name="ce22" office:value-type="string">
            <text:p>&lt;creche(10)&gt;</text:p>
          </table:table-cell>
          <table:table-cell table:style-name="ce22" office:value-type="string">
            <text:p>&lt;creche(11)&gt;</text:p>
          </table:table-cell>
          <table:table-cell table:style-name="ce22" office:value-type="string">
            <text:p>&lt;crech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1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8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21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5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8" office:value-type="string">
            <text:p>&lt;halte(1)&gt;</text:p>
          </table:table-cell>
          <table:table-cell table:style-name="ce18" office:value-type="string">
            <text:p>&lt;halte(2)&gt;</text:p>
          </table:table-cell>
          <table:table-cell table:style-name="ce23" office:value-type="string">
            <text:p>&lt;halte(3)&gt;</text:p>
          </table:table-cell>
          <table:table-cell table:style-name="ce23" office:value-type="string">
            <text:p>&lt;halte(4)&gt;</text:p>
          </table:table-cell>
          <table:table-cell table:style-name="ce18" office:value-type="string">
            <text:p>&lt;halte(5)&gt;</text:p>
          </table:table-cell>
          <table:table-cell table:style-name="ce23" office:value-type="string">
            <text:p>&lt;halte(6)&gt;</text:p>
          </table:table-cell>
          <table:table-cell table:style-name="ce23" office:value-type="string">
            <text:p>&lt;halte(7)&gt;</text:p>
          </table:table-cell>
          <table:table-cell table:style-name="ce18" office:value-type="string">
            <text:p>&lt;halte(8)&gt;</text:p>
          </table:table-cell>
          <table:table-cell table:style-name="ce23" office:value-type="string">
            <text:p>&lt;halte(9)&gt;</text:p>
          </table:table-cell>
          <table:table-cell table:style-name="ce23" office:value-type="string">
            <text:p>&lt;halte(10)&gt;</text:p>
          </table:table-cell>
          <table:table-cell table:style-name="ce18" office:value-type="string">
            <text:p>&lt;halte(11)&gt;</text:p>
          </table:table-cell>
          <table:table-cell table:style-name="ce24" office:value-type="string">
            <text:p>&lt;halt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6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9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6" table:number-rows-repeated="8">
          <table:table-cell table:number-columns-repeated="256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" table:style-name="ta1" table:print-ranges="Template.A1:Template.IV1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30" table:default-cell-style-name="ce6"/>
        <table:table-column table:style-name="co6" table:number-columns-repeated="114" table:default-cell-style-name="Default"/>
        <table:table-row table:style-name="ro1"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30"/>
          <table:table-cell table:number-columns-repeated="114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30"/>
          <table:table-cell table:number-columns-repeated="114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30"/>
          <table:table-cell table:number-columns-repeated="114"/>
        </table:table-row>
        <table:table-row table:style-name="ro1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30"/>
          <table:table-cell table:number-columns-repeated="11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7"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44"/>
        </table:table-row>
        <table:table-row table:style-name="ro8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44"/>
        </table:table-row>
        <table:table-row table:style-name="ro7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44"/>
        </table:table-row>
        <table:table-row table:style-name="ro9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44"/>
        </table:table-row>
        <table:table-row table:style-name="ro1"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246"/>
        </table:table-row>
        <table:table-row table:style-name="ro1"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246"/>
        </table:table-row>
        <table:table-row table:style-name="ro1"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246"/>
        </table:table-row>
        <table:table-row table:style-name="ro10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style-name="ce37"/>
          <table:table-cell table:number-columns-repeated="255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5"/>
          <table:table-cell table:style-name="Default"/>
          <table:table-cell table:number-columns-repeated="250"/>
        </table:table-row>
        <table:table-row table:style-name="ro6" table:number-rows-repeated="9">
          <table:table-cell table:number-columns-repeated="256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$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$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$ </number:text>
    </number:number-style>
    <number:number-style style:name="N144P1" style:volatile="true">
      <number:text>-</number:text>
      <number:number number:decimal-places="0" number:min-integer-digits="1" number:grouping="true"/>
      <number:text> $ </number:text>
    </number:number-style>
    <number:number-style style:name="N144P2" style:volatile="true">
      <number:text> - $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$ </number:text>
    </number:number-style>
    <number:number-style style:name="N148P1" style:volatile="true">
      <number:text>-</number:text>
      <number:number number:decimal-places="2" number:min-integer-digits="1" number:grouping="true"/>
      <number:text> $ </number:text>
    </number:number-style>
    <number:number-style style:name="N148P2" style:volatile="true">
      <number:text> -</number:text>
      <number:number number:decimal-places="0" number:min-integer-digits="0"/>
      <number:text> $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9%" style:writing-mode="lr-tb"/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style:font-size-asian="8pt" style:font-style-asian="normal" style:font-name-complex="Arial1" style:font-size-complex="8pt" style:font-style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22/02/2009</text:date>, <text:time>19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Mpm3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&lt;nom-creche&gt;</text:span></text:p>
          <text:p><text:span text:style-name="MT1">&lt;adresse-creche&gt; - &lt;code-postal-creche&gt; &lt;ville-creche&gt;</text:span></text:p>
          <text:p><text:span text:style-name="MT1">Capacité : &lt;capacite&gt;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  <style:region-right>
          <text:p><text:span text:style-name="MT4">BHB </text:span><text:span text:style-name="M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Mpm4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Mpm5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Mpm6">
      <style:header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>
      <style:header-left style:display="false">
        <style:region-left>
          <text:p><text:span text:style-name="MT1">VILLE DE RENNES</text:span></text:p>
          <text:p><text:span text:style-name="MT1">Service des Crèches</text:span></text:p>
        </style:region-left>
        <style:region-center>
          <text:p><text:span text:style-name="MT1">CRECHE PARENTALE LES PETITS POTES</text:span></text:p>
          <text:p><text:span text:style-name="MT1">2 rue du Sous Lieutenant Berger 35000 RENNES</text:span></text:p>
          <text:p><text:span text:style-name="MT1">Capacité : 14 places</text:span></text:p>
        </style:region-center>
        <style:region-right>
          <text:p><text:span text:style-name="MT1"/></text:p>
          <text:p><text:span text:style-name="MT2"><text:s text:c="2"/></text:span></text:p>
        </style:region-right>
      </style:header-left>
      <style:footer style:display="false"/>
      <style:footer-left style:display="false">
        <style:region-left>
          <text:p><text:span text:style-name="M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Ville de Rennes</meta:initial-creator>
    <meta:creation-date>2004-11-18T15:14:54</meta:creation-date>
    <dc:date>2009-02-22T19:25:05.74</dc:date>
    <meta:print-date>2005-04-20T12:30:06</meta:print-date>
    <dc:language>fr-FR</dc:language>
    <meta:editing-cycles>63</meta:editing-cycles>
    <meta:editing-duration>PT10H39M12S</meta:editing-duration>
    <dc:title>Etats trimestriels</dc:title>
    <meta:document-statistic meta:table-count="2" meta:cell-count="212" meta:object-count="0"/>
    <meta:user-defined meta:name="Info 1">Gertrude</meta:user-defined>
    <meta:user-defined meta:name="Info 2"/>
    <meta:user-defined meta:name="Info 3"/>
    <meta:user-defined meta:name="Info 4"/>
  </office:meta>
</office:document-meta>
</file>